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5.124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3.561cm"/>
    </style:style>
    <style:style style:name="co7" style:family="table-column">
      <style:table-column-properties fo:break-before="auto" style:column-width="3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99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ampleRate</text:p>
          </table:table-cell>
          <table:table-cell office:value-type="float" office:value="44100" calcext:value-type="float">
            <text:p>44100</text:p>
          </table:table-cell>
          <table:table-cell office:value-type="float" office:value="192000" calcext:value-type="float">
            <text:p>19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 Filter Length</text:p>
          </table:table-cell>
          <table:table-cell table:number-columns-repeated="2"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e Impulse Length</text:p>
          </table:table-cell>
          <table:table-cell office:value-type="float" office:value="16000" calcext:value-type="float">
            <text:p>16000</text:p>
          </table:table-cell>
          <table:table-cell office:value-type="float" office:value="64000" calcext:value-type="float">
            <text:p>6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w Freq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Frequency</text:p>
          </table:table-cell>
          <table:table-cell table:number-columns-repeated="2" office:value-type="float" office:value="22000" calcext:value-type="float">
            <text:p>220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nsition band Width</text:p>
          </table:table-cell>
          <table:table-cell table:formula="of:=[.B6]-[.B5]" office:value-type="float" office:value="21985" calcext:value-type="float">
            <text:p>21985</text:p>
          </table:table-cell>
          <table:table-cell table:formula="of:=[.C6]-[.C5]" office:value-type="float" office:value="21985" calcext:value-type="float">
            <text:p>21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imated_size</text:p>
          </table:table-cell>
          <table:table-cell table:formula="of:=CEILING([.B2]/[.B8])" office:value-type="float" office:value="3" calcext:value-type="float">
            <text:p>3</text:p>
          </table:table-cell>
          <table:table-cell table:formula="of:=CEILING([.C2]/[.C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imated_size_min</text:p>
          </table:table-cell>
          <table:table-cell table:formula="of:=MIN([.B9];[.B3])" office:value-type="float" office:value="3" calcext:value-type="float">
            <text:p>3</text:p>
          </table:table-cell>
          <table:table-cell table:formula="of:=MIN([.C9];[.C3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ined Estimated Size</text:p>
          </table:table-cell>
          <table:table-cell table:formula="of:=ROUND(POWER(CEILING(LOG([.B10];2));2))" office:value-type="float" office:value="4" calcext:value-type="float">
            <text:p>4</text:p>
          </table:table-cell>
          <table:table-cell table:formula="of:=ROUND(POWER(CEILING(LOG([.C10];2));2))" office:value-type="float" office:value="16" calcext:value-type="float">
            <text:p>1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96000" calcext:value-type="float">
            <text:p>96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000" calcext:value-type="float">
            <text:p>6000</text:p>
          </table:table-cell>
          <table:table-cell table:formula="of:=[.A14]/[.D14]" office:value-type="float" office:value="16" calcext:value-type="float">
            <text:p>16</text:p>
          </table:table-cell>
          <table:table-cell table:formula="of:=[.A14]/[.C14]" office:value-type="float" office:value="6400" calcext:value-type="float">
            <text:p>6400</text:p>
          </table:table-cell>
          <table:table-cell table:number-columns-repeated="6"/>
        </table:table-row>
        <table:table-row table:style-name="ro1">
          <table:table-cell office:value-type="float" office:value="192000" calcext:value-type="float">
            <text:p>192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000" calcext:value-type="float">
            <text:p>12000</text:p>
          </table:table-cell>
          <table:table-cell table:formula="of:=[.A15]/[.D15]" office:value-type="float" office:value="16" calcext:value-type="float">
            <text:p>16</text:p>
          </table:table-cell>
          <table:table-cell table:formula="of:=[.A15]/[.C15]" office:value-type="float" office:value="12800" calcext:value-type="float">
            <text:p>12800</text:p>
          </table:table-cell>
          <table:table-cell table:number-columns-repeated="6"/>
        </table:table-row>
        <table:table-row table:style-name="ro1">
          <table:table-cell office:value-type="float" office:value="44100" calcext:value-type="float">
            <text:p>441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A16]/[.C16]" office:value-type="float" office:value="2940" calcext:value-type="float">
            <text:p>2940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rmaliseRatio</text:p>
          </table:table-cell>
          <table:table-cell table:number-columns-repeated="2"/>
          <table:table-cell office:value-type="string" calcext:value-type="string">
            <text:p>1/nr</text:p>
          </table:table-cell>
          <table:table-cell table:style-name="ce1" office:value-type="string" calcext:value-type="string">
            <text:p>(0.035 * 1 / NormaliseRatio) </text:p>
          </table:table-cell>
          <table:table-cell table:style-name="ce3" office:value-type="string" calcext:value-type="string">
            <text:p>(NormaliseRatio + (0.035 * 1 / NormaliseRatio))</text:p>
          </table:table-cell>
          <table:table-cell table:style-name="ce3" office:value-type="string" calcext:value-type="string">
            <text:p>0.96 * (NormaliseRatio + (0.035 * 1 / NormaliseRatio))</text:p>
          </table:table-cell>
          <table:table-cell table:number-columns-repeated="3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96000" calcext:value-type="float">
            <text:p>96000</text:p>
          </table:table-cell>
          <table:table-cell table:formula="of:=[.A21]/[.B21]" office:value-type="float" office:value="0.459375" calcext:value-type="float">
            <text:p>0.459375</text:p>
          </table:table-cell>
          <table:table-cell office:value-type="float" office:value="0.96" calcext:value-type="float">
            <text:p>0.96</text:p>
          </table:table-cell>
          <table:table-cell office:value-type="float" office:value="0.035" calcext:value-type="float">
            <text:p>0.035</text:p>
          </table:table-cell>
          <table:table-cell table:formula="of:=(1/[.C21])" office:value-type="float" office:value="2.17687074829932" calcext:value-type="float">
            <text:p>2.17687074829932</text:p>
          </table:table-cell>
          <table:table-cell table:formula="of:=[.F21]*[.E21]" office:value-type="float" office:value="0.0761904761904762" calcext:value-type="float">
            <text:p>0.076190476190476</text:p>
          </table:table-cell>
          <table:table-cell table:formula="of:=[.G21]+[.C21]" office:value-type="float" office:value="0.535565476190476" calcext:value-type="float">
            <text:p>0.535565476190476</text:p>
          </table:table-cell>
          <table:table-cell table:formula="of:=[.H21]*[.D21]" office:value-type="float" office:value="0.514142857142857" calcext:value-type="float">
            <text:p>0.514142857142857</text:p>
          </table:table-cell>
          <table:table-cell/>
          <table:table-cell table:style-name="ce2" office:value-type="float" office:value="0.934057" calcext:value-type="float">
            <text:p>9.34E-01</text:p>
          </table:table-cell>
          <table:table-cell table:formula="of:=[.I21]/[.K21]" office:value-type="float" office:value="0.550440558919699" calcext:value-type="float">
            <text:p>0.550440558919699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192000" calcext:value-type="float">
            <text:p>192000</text:p>
          </table:table-cell>
          <table:table-cell table:formula="of:=[.A22]/[.B22]" office:value-type="float" office:value="0.2296875" calcext:value-type="float">
            <text:p>0.2296875</text:p>
          </table:table-cell>
          <table:table-cell office:value-type="float" office:value="0.96" calcext:value-type="float">
            <text:p>0.96</text:p>
          </table:table-cell>
          <table:table-cell office:value-type="float" office:value="0.035" calcext:value-type="float">
            <text:p>0.035</text:p>
          </table:table-cell>
          <table:table-cell table:formula="of:=(1/[.C22])" office:value-type="float" office:value="4.35374149659864" calcext:value-type="float">
            <text:p>4.35374149659864</text:p>
          </table:table-cell>
          <table:table-cell table:formula="of:=[.F22]*[.E22]" office:value-type="float" office:value="0.152380952380952" calcext:value-type="float">
            <text:p>0.152380952380952</text:p>
          </table:table-cell>
          <table:table-cell table:formula="of:=[.G22]+[.C22]" office:value-type="float" office:value="0.382068452380952" calcext:value-type="float">
            <text:p>0.382068452380952</text:p>
          </table:table-cell>
          <table:table-cell table:formula="of:=[.H22]*[.D22]" office:value-type="float" office:value="0.366785714285714" calcext:value-type="float">
            <text:p>0.366785714285714</text:p>
          </table:table-cell>
          <table:table-cell/>
          <table:table-cell table:style-name="ce2" office:value-type="float" office:value="0.9628399" calcext:value-type="float">
            <text:p>9.63E-01</text:p>
          </table:table-cell>
          <table:table-cell table:formula="of:=[.I22]/[.K22]" office:value-type="float" office:value="0.38094154000651" calcext:value-type="float">
            <text:p>0.38094154000651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44100" calcext:value-type="float">
            <text:p>44100</text:p>
          </table:table-cell>
          <table:table-cell table:formula="of:=[.A23]/[.B23]" office:value-type="float" office:value="2.17687074829932" calcext:value-type="float">
            <text:p>2.17687074829932</text:p>
          </table:table-cell>
          <table:table-cell office:value-type="float" office:value="0.96" calcext:value-type="float">
            <text:p>0.96</text:p>
          </table:table-cell>
          <table:table-cell office:value-type="float" office:value="0.035" calcext:value-type="float">
            <text:p>0.035</text:p>
          </table:table-cell>
          <table:table-cell table:formula="of:=(1/[.C23])" office:value-type="float" office:value="0.459375" calcext:value-type="float">
            <text:p>0.459375</text:p>
          </table:table-cell>
          <table:table-cell table:formula="of:=[.F23]*[.E23]" office:value-type="float" office:value="0.016078125" calcext:value-type="float">
            <text:p>0.016078125</text:p>
          </table:table-cell>
          <table:table-cell table:formula="of:=[.G23]+[.C23]" office:value-type="float" office:value="2.19294887329932" calcext:value-type="float">
            <text:p>2.19294887329932</text:p>
          </table:table-cell>
          <table:table-cell table:formula="of:=[.H23]*[.D23]" office:value-type="float" office:value="2.10523091836735" calcext:value-type="float">
            <text:p>2.10523091836735</text:p>
          </table:table-cell>
          <table:table-cell table:number-columns-repeated="3"/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44100" calcext:value-type="float">
            <text:p>44100</text:p>
          </table:table-cell>
          <table:table-cell table:formula="of:=[.A24]/[.B24]" office:value-type="float" office:value="4.35374149659864" calcext:value-type="float">
            <text:p>4.35374149659864</text:p>
          </table:table-cell>
          <table:table-cell office:value-type="float" office:value="0.96" calcext:value-type="float">
            <text:p>0.96</text:p>
          </table:table-cell>
          <table:table-cell office:value-type="float" office:value="0.035" calcext:value-type="float">
            <text:p>0.035</text:p>
          </table:table-cell>
          <table:table-cell table:formula="of:=(1/[.C24])" office:value-type="float" office:value="0.2296875" calcext:value-type="float">
            <text:p>0.2296875</text:p>
          </table:table-cell>
          <table:table-cell table:formula="of:=[.F24]*[.E24]" office:value-type="float" office:value="0.0080390625" calcext:value-type="float">
            <text:p>0.0080390625</text:p>
          </table:table-cell>
          <table:table-cell table:formula="of:=[.G24]+[.C24]" office:value-type="float" office:value="4.36178055909864" calcext:value-type="float">
            <text:p>4.36178055909864</text:p>
          </table:table-cell>
          <table:table-cell table:formula="of:=[.H24]*[.D24]" office:value-type="float" office:value="4.18730933673469" calcext:value-type="float">
            <text:p>4.18730933673469</text:p>
          </table:table-cell>
          <table:table-cell table:number-columns-repeated="3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192000" calcext:value-type="float">
            <text:p>192000</text:p>
          </table:table-cell>
          <table:table-cell table:formula="of:=[.A25]/[.B25]" office:value-type="float" office:value="0.2296875" calcext:value-type="float">
            <text:p>0.2296875</text:p>
          </table:table-cell>
          <table:table-cell office:value-type="float" office:value="0.96" calcext:value-type="float">
            <text:p>0.96</text:p>
          </table:table-cell>
          <table:table-cell office:value-type="float" office:value="0.025" calcext:value-type="float">
            <text:p>0.025</text:p>
          </table:table-cell>
          <table:table-cell table:formula="of:=(1/[.C25])" office:value-type="float" office:value="4.35374149659864" calcext:value-type="float">
            <text:p>4.35374149659864</text:p>
          </table:table-cell>
          <table:table-cell table:formula="of:=[.F25]*[.E25]" office:value-type="float" office:value="0.108843537414966" calcext:value-type="float">
            <text:p>0.108843537414966</text:p>
          </table:table-cell>
          <table:table-cell table:formula="of:=[.G25]+[.C25]" office:value-type="float" office:value="0.338531037414966" calcext:value-type="float">
            <text:p>0.338531037414966</text:p>
          </table:table-cell>
          <table:table-cell table:formula="of:=[.H25]*[.D25]" office:value-type="float" office:value="0.324989795918367" calcext:value-type="float">
            <text:p>0.324989795918367</text:p>
          </table:table-cell>
          <table:table-cell/>
          <table:table-cell table:style-name="ce2" office:value-type="float" office:value="0.9628399" calcext:value-type="float">
            <text:p>9.63E-01</text:p>
          </table:table-cell>
          <table:table-cell table:formula="of:=[.I25]/[.K25]" office:value-type="float" office:value="0.337532538813947" calcext:value-type="float">
            <text:p>0.337532538813947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office:value-type="float" office:value="192000" calcext:value-type="float">
            <text:p>192000</text:p>
          </table:table-cell>
          <table:table-cell table:style-name="ce2" office:value-type="float" office:value="0.9628399" calcext:value-type="float">
            <text:p>9.63E-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6000" calcext:value-type="float">
            <text:p>96000</text:p>
          </table:table-cell>
          <table:table-cell table:style-name="ce2" office:value-type="float" office:value="0.934057" calcext:value-type="float">
            <text:p>9.34E-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4100" calcext:value-type="float">
            <text:p>44100</text:p>
          </table:table-cell>
          <table:table-cell table:style-name="ce2" office:value-type="float" office:value="0.8002693" calcext:value-type="float">
            <text:p>8.00E-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 office:value-type="string" calcext:value-type="string">
            <text:p>Targe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2000" calcext:value-type="float">
            <text:p>192000</text:p>
          </table:table-cell>
          <table:table-cell table:style-name="ce2" office:value-type="float" office:value="0.9628399" calcext:value-type="float">
            <text:p>9.63E-01</text:p>
          </table:table-cell>
          <table:table-cell table:style-name="ce2" office:value-type="float" office:value="0.3667857" calcext:value-type="float">
            <text:p>3.67E-01</text:p>
          </table:table-cell>
          <table:table-cell table:formula="of:=[.E37]/[.F37]" office:value-type="float" office:value="2.62507480526095" calcext:value-type="float">
            <text:p>2.62507480526095</text:p>
          </table:table-cell>
          <table:table-cell/>
          <table:table-cell table:formula="of:=44100/[.D37]" office:value-type="float" office:value="0.2296875" calcext:value-type="float">
            <text:p>0.2296875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" office:value-type="float" office:value="96000" calcext:value-type="float">
            <text:p>96000</text:p>
          </table:table-cell>
          <table:table-cell table:style-name="ce2" office:value-type="float" office:value="0.934057" calcext:value-type="float">
            <text:p>9.34E-01</text:p>
          </table:table-cell>
          <table:table-cell table:style-name="ce2" office:value-type="float" office:value="0.5141429" calcext:value-type="float">
            <text:p>5.14E-01</text:p>
          </table:table-cell>
          <table:table-cell table:formula="of:=[.E38]/[.F38]" office:value-type="float" office:value="1.81672643928371" calcext:value-type="float">
            <text:p>1.81672643928371</text:p>
          </table:table-cell>
          <table:table-cell/>
          <table:table-cell table:formula="of:=44100/[.D38]" office:value-type="float" office:value="0.459375" calcext:value-type="float">
            <text:p>0.4593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100" calcext:value-type="float">
            <text:p>44100</text:p>
          </table:table-cell>
          <table:table-cell table:style-name="ce2" office:value-type="float" office:value="0.8002693" calcext:value-type="float">
            <text:p>8.00E-01</text:p>
          </table:table-cell>
          <table:table-cell table:style-name="ce2" office:value-type="float" office:value="0.9936" calcext:value-type="float">
            <text:p>9.94E-01</text:p>
          </table:table-cell>
          <table:table-cell table:formula="of:=[.E39]/[.F39]" office:value-type="float" office:value="0.8054240136876" calcext:value-type="float">
            <text:p>0.8054240136876</text:p>
          </table:table-cell>
          <table:table-cell/>
          <table:table-cell table:formula="of:=44100/[.D39]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style-name="ce2" office:value-type="float" office:value="0.8610663" calcext:value-type="float">
            <text:p>8.61E-01</text:p>
          </table:table-cell>
          <table:table-cell table:style-name="ce2" office:value-type="float" office:value="4.187309" calcext:value-type="float">
            <text:p>4.19E+00</text:p>
          </table:table-cell>
          <table:table-cell table:number-columns-repeated="2"/>
          <table:table-cell table:formula="of:=[.F42]/[.E42]" office:value-type="float" office:value="4.86293448019043" calcext:value-type="float">
            <text:p>4.862934480190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2000" calcext:value-type="float">
            <text:p>192000</text:p>
          </table:table-cell>
          <table:table-cell office:value-type="float" office:value="44100" calcext:value-type="float">
            <text:p>44100</text:p>
          </table:table-cell>
          <table:table-cell table:number-columns-repeated="2"/>
          <table:table-cell table:formula="of:=[.E43]/[.F43]" office:value-type="float" office:value="4.35374149659864" calcext:value-type="float">
            <text:p>4.3537414965986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000" calcext:value-type="float">
            <text:p>192000</text:p>
          </table:table-cell>
          <table:table-cell table:formula="of:=[.$B46]*[.C45]" office:value-type="float" office:value="28224000" calcext:value-type="float">
            <text:p>28224000</text:p>
          </table:table-cell>
          <table:table-cell table:formula="of:=[.$B46]*[.D45]" office:value-type="float" office:value="4800000" calcext:value-type="float">
            <text:p>4800000</text:p>
          </table:table-cell>
          <table:table-cell table:formula="of:=[.$B46]*[.E45]" office:value-type="float" office:value="4992000" calcext:value-type="float">
            <text:p>4992000</text:p>
          </table:table-cell>
          <table:table-cell table:formula="of:=[.$B46]*[.F45]" office:value-type="float" office:value="5184000" calcext:value-type="float">
            <text:p>5184000</text:p>
          </table:table-cell>
          <table:table-cell table:formula="of:=[.$B46]*[.G45]" office:value-type="float" office:value="5376000" calcext:value-type="float">
            <text:p>5376000</text:p>
          </table:table-cell>
          <table:table-cell table:formula="of:=[.$B46]*[.H45]" office:value-type="float" office:value="5568000" calcext:value-type="float">
            <text:p>5568000</text:p>
          </table:table-cell>
          <table:table-cell table:formula="of:=[.$B46]*[.I45]" office:value-type="float" office:value="5760000" calcext:value-type="float">
            <text:p>5760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8" office:value-type="float" office:value="44100" calcext:value-type="float">
            <text:p>441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[.B46]/[.B48]" office:value-type="float" office:value="4.35374149659864" calcext:value-type="float">
            <text:p>4.35374149659864</text:p>
          </table:table-cell>
          <table:table-cell table:formula="of:=[.C46]/[.C48]" office:value-type="float" office:value="640" calcext:value-type="float">
            <text:p>640</text:p>
          </table:table-cell>
          <table:table-cell table:formula="of:=[.D46]/[.D48]" office:value-type="float" office:value="108.843537414966" calcext:value-type="float">
            <text:p>108.843537414966</text:p>
          </table:table-cell>
          <table:table-cell table:formula="of:=[.E46]/[.E48]" office:value-type="float" office:value="113.197278911565" calcext:value-type="float">
            <text:p>113.197278911565</text:p>
          </table:table-cell>
          <table:table-cell table:formula="of:=[.F46]/[.F48]" office:value-type="float" office:value="117.551020408163" calcext:value-type="float">
            <text:p>117.551020408163</text:p>
          </table:table-cell>
          <table:table-cell table:formula="of:=[.G46]/[.G48]" office:value-type="float" office:value="121.904761904762" calcext:value-type="float">
            <text:p>121.904761904762</text:p>
          </table:table-cell>
          <table:table-cell table:formula="of:=[.H46]/[.H48]" office:value-type="float" office:value="126.258503401361" calcext:value-type="float">
            <text:p>126.258503401361</text:p>
          </table:table-cell>
          <table:table-cell table:formula="of:=[.I46]/[.I48]" office:value-type="float" office:value="130.612244897959" calcext:value-type="float">
            <text:p>130.6122448979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2:52:11.465000000</meta:creation-date>
    <dc:date>2024-02-25T23:10:46.228000000</dc:date>
    <meta:editing-duration>PT3H32M32S</meta:editing-duration>
    <meta:editing-cycles>1</meta:editing-cycles>
    <meta:document-statistic meta:table-count="1" meta:cell-count="158" meta:object-count="0"/>
    <meta:generator>LibreOffice/7.0.6.2$Windows_X86_64 LibreOffice_project/144abb84a525d8e30c9dbbefa69cbbf2d8d4ae3b</meta:generator>
  </office:meta>
</office:document-meta>
</file>